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G7</text:p>
      <text:p text:style-name="Normal"><text:span text:style-name="T2">TEACHER:<text:s/></text:span>Good evening and welcome. Do you have a reservation with us tonight?</text:p>
      <text:p text:style-name="Normal"><text:span text:style-name="T3">STUDENT:<text:s/></text:span>No, I don't have a reservation. Can I have a table for five, please.</text:p>
      <text:p text:style-name="Normal"><text:span text:style-name="T4">TEACHER:<text:s/></text:span>Of course, of course. Would you like to sit outside or<text:s/>inside the restaurant?</text:p>
      <text:p text:style-name="Normal"><text:span text:style-name="T5">STUDENT:<text:s/></text:span>I prefer outside the restaurant.</text:p>
      <text:p text:style-name="Normal"><text:span text:style-name="T6">TEACHER:<text:s/></text:span>Okay, so follow me, please. Okay, here is your table. You can have a seat. Would you like something to drink?</text:p>
      <text:p text:style-name="Normal"><text:span text:style-name="T7">STUDENT:<text:s/></text:span>Yes, I'd like just a still water.</text:p>
      <text:p text:style-name="Normal"><text:span text:style-name="T8">TEACHER:<text:s/></text:span>Okay. Cold or room temperature?</text:p>
      <text:p text:style-name="Normal"><text:span text:style-name="T9">STUDENT:<text:s/></text:span>I prefer room temperature.<text:s/></text:p>
      <text:p text:style-name="Normal"><text:span text:style-name="T10">TEACHER:<text:s/></text:span>Okay, very good. And… okay.</text:p>
      <text:p text:style-name="Normal"><text:span text:style-name="T11">STUDENT:<text:s/></text:span>Could I have a menu, please?<text:s/></text:p>
      <text:p text:style-name="Normal"><text:span text:style-name="T12">TEACHER:<text:s/></text:span>Yes, of course. Here is your menu.<text:s/></text:p>
      <text:p text:style-name="Normal"><text:span text:style-name="T13">STUDENT:<text:s/></text:span>Do you have a dish of the day?</text:p>
      <text:p text:style-name="Normal"><text:span text:style-name="T14">TEACHER:<text:s/></text:span>Oh yes, we do. Today we have two lasagnas. The first one is lasagna with Bolognese sauce, and it comes with mozzarella cheese. While the second is a vegetarian lasagna. It's with zucchini and provola cheese. Would you like any starters before that?</text:p>
      <text:p text:style-name="Normal"><text:span text:style-name="T15">STUDENT:<text:s/></text:span>Yes, I'd like a mozzarella stick. And… I'd like a lasagna.</text:p>
      <text:p text:style-name="Normal"><text:span text:style-name="T16">TEACHER:<text:s/></text:span>Cool. Do you prefer the vegetarian lasagna or the normal lasagna?</text:p>
      <text:p text:style-name="Normal"><text:span text:style-name="T17">STUDENT:<text:s/></text:span>The normal lasagna.</text:p>
      <text:p text:style-name="Normal"><text:span text:style-name="T18">TEACHER:<text:s/></text:span>Ok, very good. Anything else?</text:p>
      <text:p text:style-name="Normal"><text:span text:style-name="T19">STUDENT:<text:s/></text:span>I don't like very much the vegetables. Do you recommended me...<text:s/>anything?</text:p>
      <text:p text:style-name="Normal"><text:span text:style-name="T20">TEACHER:</text:span><text:s/>Sorry, what you don't like?</text:p>
      <text:p text:style-name="Normal"><text:span text:style-name="T21">STUDENT:<text:s/></text:span>Vegetables.</text:p>
      <text:p text:style-name="Normal"><text:span text:style-name="T22">TEACHER:<text:s/></text:span>Oh, you don't like vegetables. Okay. Yes, if you want, you can choose among all our courses, meat and fish, and we can remove all vegetables and veggies, if you want.</text:p>
      <text:p text:style-name="Normal"><text:span text:style-name="T23">STUDENT:<text:s/></text:span>Okay, I would like a grilled stick.</text:p>
      <text:p text:style-name="Normal"><text:span text:style-name="T24">TEACHER:<text:s/></text:span>Okay.</text:p>
      <text:soft-page-break/>
      <text:p text:style-name="Normal"><text:span text:style-name="T25">STUDENT:<text:s/></text:span>And would it be possible to, without potato. and pepper corn sauce?</text:p>
      <text:p text:style-name="Normal"><text:span text:style-name="T26">TEACHER:<text:s/></text:span>Sure. So, grilled steak without mashed potatoes and without pepper corn sauce. Very good.</text:p>
      <text:p text:style-name="Normal">Yes, of course. And would you like your steak rare, medium rare or well done?</text:p>
      <text:p text:style-name="Normal"><text:span text:style-name="T27">STUDENT:<text:s/></text:span>Medium rare.</text:p>
      <text:p text:style-name="Normal"><text:span text:style-name="T28">TEACHER:<text:s/></text:span>Very good. Would you like anything else to drink?</text:p>
      <text:p text:style-name="Normal"><text:span text:style-name="T29">STUDENT:<text:s/></text:span>The wine.<text:s/></text:p>
      <text:p text:style-name="Normal"><text:span text:style-name="T30">TEACHER:<text:s/></text:span>Wine. Okay.</text:p>
      <text:p text:style-name="Normal"><text:span text:style-name="T31">STUDENT:<text:s/></text:span>Could I have the menu of wine?</text:p>
      <text:p text:style-name="Normal">Yes, of course. Here is the menu of the<text:s/>wine. Actually, we only have two white wines and two red wines. Which one would you prefer, white or red?</text:p>
      <text:p text:style-name="Normal"><text:span text:style-name="T32">STUDENT:<text:s/></text:span>I prefer a white.</text:p>
      <text:p text:style-name="Normal"><text:span text:style-name="T33">TEACHER:<text:s/></text:span>Okay. If you want, we have a very good sauvignon Blanc. Would you like it?</text:p>
      <text:p text:style-name="Normal"><text:span text:style-name="T34">STUDENT:<text:s/></text:span>Yes.</text:p>
      <text:p text:style-name="Normal"><text:span text:style-name="T35">TEACHER:<text:s/></text:span>Would you like to have a bottle or a glass?</text:p>
      <text:p text:style-name="Normal"><text:span text:style-name="T36">STUDENT:<text:s/></text:span>A bottle.<text:s/></text:p>
      <text:p text:style-name="Normal"><text:span text:style-name="T37">TEACHER:<text:s/></text:span>Very good. Okay. Here is a bottle of wine and your mozzarella sticks and the still water.<text:line-break/>okay you can, you can start with that, and when you're ready I will come with your lasagna.</text:p>
      <text:p text:style-name="Normal"><text:span text:style-name="T38">STUDENT:<text:s/></text:span>excuse me?</text:p>
      <text:p text:style-name="Normal"><text:span text:style-name="T39">TEACHER: <text:s/></text:span>yes, oh have you finished?</text:p>
      <text:p text:style-name="Normal"><text:span text:style-name="T40">STUDENT:<text:s/></text:span>yes<text:s/></text:p>
      <text:p text:style-name="Normal"><text:span text:style-name="T41">TEACHER:<text:s/></text:span>oh, thank you very much how was the mozzarella stick?</text:p>
      <text:p text:style-name="Normal"><text:span text:style-name="T42">STUDENT:<text:s/></text:span>Is good</text:p>
      <text:p text:style-name="Normal"><text:span text:style-name="T43">TEACHER:<text:s/></text:span>here is your lasagna enjoy it.</text:p>
      <text:p text:style-name="Normal"><text:span text:style-name="T44">STUDENT:<text:s/></text:span>thank you</text:p>
      <text:p text:style-name="Normal"><text:span text:style-name="T45">TEACHER:<text:s/></text:span>are you okay with water and wine?<text:s/></text:p>
      <text:p text:style-name="Normal"><text:span text:style-name="T46">STUDENT: <text:s/></text:span>yes<text:s/></text:p>
      <text:p text:style-name="Normal"><text:span text:style-name="T47">TEACHER:<text:s/></text:span>Okay, have you finished with your lasagna?</text:p>
      <text:soft-page-break/>
      <text:p text:style-name="Normal"><text:span text:style-name="T48">TEACHER:<text:s/></text:span>yes, okay very good so here is your medium-rare grilled steak.</text:p>
      <text:p text:style-name="Normal"><text:span text:style-name="T49">STUDENT:<text:s/></text:span>thank you very much.</text:p>
      <text:p text:style-name="Normal"><text:span text:style-name="T50">TEACHER: <text:s/></text:span>Without vegetables of course. Enjoy it.</text:p>
      <text:p text:style-name="Normal"><text:span text:style-name="T51">STUDENT:<text:s/></text:span>Thank you.</text:p>
      <text:p text:style-name="Normal"><text:span text:style-name="T52">TEACHER:</text:span><text:s/>Okay. Is everything okay with your steak.</text:p>
      <text:p text:style-name="Normal"><text:span text:style-name="T53">STUDENT:</text:span><text:s/>Yes.</text:p>
      <text:p text:style-name="Normal"><text:span text:style-name="T54">TEACHER:</text:span><text:s/>Would you like a dessert?</text:p>
      <text:p text:style-name="Normal"><text:span text:style-name="T55">STUDENT:<text:s/></text:span>Yes. Do you have a menu or a dish for the dessert?</text:p>
      <text:p text:style-name="Normal"><text:span text:style-name="T56">TEACHER:<text:s/></text:span>Yes. We don't have the dish of the day for dessert, but we have a chocolate brownie, an apple pie, a cheesecake and an ice cream sundae. Which one would you prefer?</text:p>
      <text:p text:style-name="Normal"><text:span text:style-name="T57">STUDENT:<text:s/></text:span>I prefer a cheesecake.</text:p>
      <text:p text:style-name="Normal"><text:span text:style-name="T58">TEACHER:<text:s/></text:span>Very good. So, creamy cheesecake with biscuit base. Would you like any topping like red fruits, caramel or chocolate?</text:p>
      <text:p text:style-name="Normal"><text:span text:style-name="T59">STUDENT:<text:s/></text:span>Yes, I'd like a red fruits.</text:p>
      <text:p text:style-name="Normal"><text:span text:style-name="T60">TEACHER:<text:s/></text:span>Very<text:s/>good. I'll be right back. Here's your cheesecake. with red fruits on top. Enjoy it!<text:s/></text:p>
      <text:p text:style-name="Normal"><text:span text:style-name="T61">STUDENT:<text:s/></text:span>Thank you.</text:p>
      <text:p text:style-name="Normal"><text:span text:style-name="T62">TEACHER:<text:s/></text:span>Would you like a coffee?</text:p>
      <text:p text:style-name="Normal"><text:span text:style-name="T63">STUDENT:<text:s/></text:span>No, I don't. I don't like it.</text:p>
      <text:p text:style-name="Normal"><text:span text:style-name="T64">TEACHER:<text:s/></text:span>Very good.</text:p>
      <text:p text:style-name="Normal"><text:span text:style-name="T65">STUDENT:<text:s/></text:span>May I have a bill, please?</text:p>
      <text:p text:style-name="Normal"><text:span text:style-name="T66">TEACHER:<text:s/></text:span>Of course, you can have your bill if you give me a second. It's about... Okay, it's 23 pounds, please. Would you like to pay in cash or by card?</text:p>
      <text:p text:style-name="Normal"><text:span text:style-name="T67">STUDENT:<text:s/></text:span>By card.</text:p>
      <text:p text:style-name="Normal"><text:span text:style-name="T68">TEACHER:<text:s/></text:span>Okay. Here's the machine. You can pay. You can tap the card. Thank you very much.<text:s/></text:p>
      <text:p text:style-name="Normal"><text:span text:style-name="T69">TEACHER:<text:s/></text:span>Okay, so I hope you enjoyed your meal and everything was perfect. I hope you had fun.</text:p>
      <text:p text:style-name="Normal"><text:span text:style-name="T70">STUDENT:<text:s/></text:span>Yes.</text:p>
      <text:soft-page-break/>
      <text:p text:style-name="Normal"><text:span text:style-name="T71">TEACHER:<text:s/></text:span>Did you like your meal?</text:p>
      <text:p text:style-name="Normal"><text:span text:style-name="T72">STUDENT:<text:s/></text:span>Yes, I like it, thank you.</text:p>
      <text:p text:style-name="Normal"><text:span text:style-name="T73">TEACHER:<text:s/></text:span>Thank you very much. So, see you next time.</text:p>
      <text:p text:style-name="Normal"><text:span text:style-name="T74">STUDENT:<text:s/></text:span>Yes, bye.</text:p>
      <text:p text:style-name="Normal"><text:span text:style-name="T75">TEACHER:<text:s/></text:span>By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7T08:46:00Z</meta:creation-date>
    <dc:date>2025-12-24T10:08:00Z</dc:date>
    <meta:template xlink:href="Normal" xlink:type="simple"/>
    <meta:editing-cycles>2</meta:editing-cycles>
    <meta:editing-duration>PT2100S</meta:editing-duration>
    <meta:document-statistic meta:page-count="4" meta:paragraph-count="8" meta:word-count="639" meta:character-count="4278" meta:row-count="30" meta:non-whitespace-character-count="3647"/>
  </office:meta>
</office:document-meta>
</file>